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12pt" style:font-size-asian="12pt" style:font-size-complex="12pt"/>
    </style:style>
    <style:style style:name="P2" style:parent-style-name="KeinLeerraum" style:family="paragraph">
      <style:text-properties fo:font-weight="bold" style:font-weight-asian="bold"/>
    </style:style>
    <style:style style:name="P3" style:parent-style-name="KeinLeerraum" style:list-style-name="LFO1" style:family="paragraph"/>
    <style:style style:name="P4" style:parent-style-name="KeinLeerraum" style:list-style-name="LFO1" style:family="paragraph"/>
    <style:style style:name="P5" style:parent-style-name="KeinLeerraum" style:list-style-name="LFO1" style:family="paragraph"/>
    <style:style style:name="P6" style:parent-style-name="KeinLeerraum" style:list-style-name="LFO1" style:family="paragraph"/>
    <style:style style:name="P7" style:parent-style-name="KeinLeerraum" style:list-style-name="LFO1" style:family="paragraph"/>
    <style:style style:name="P8" style:parent-style-name="KeinLeerraum" style:list-style-name="LFO1" style:family="paragraph"/>
    <style:style style:name="P9" style:parent-style-name="KeinLeerraum" style:family="paragraph">
      <style:text-properties fo:font-weight="bold" style:font-weight-asian="bold"/>
    </style:style>
    <style:style style:name="P10" style:parent-style-name="KeinLeerraum" style:family="paragraph">
      <style:text-properties fo:font-weight="bold" style:font-weight-asian="bold"/>
    </style:style>
    <style:style style:name="P11" style:parent-style-name="KeinLeerraum" style:list-style-name="LFO1" style:family="paragraph"/>
    <style:style style:name="P12" style:parent-style-name="KeinLeerraum" style:list-style-name="LFO1" style:family="paragraph"/>
    <style:style style:name="P13" style:parent-style-name="KeinLeerraum" style:list-style-name="LFO1" style:family="paragraph"/>
  </office:automatic-styles>
  <office:body>
    <office:text text:use-soft-page-breaks="true">
      <text:p text:style-name="P1">Kurzbeschreibung BV Kirn in Stühlingen-Wangen</text:p>
      <text:p text:style-name="KeinLeerraum">Bei dem Projekt handelt es sich um einen ehemaligen Bauernhof mit Wohn- u. Ökonomieteil.</text:p>
      <text:p text:style-name="KeinLeerraum">Das Gebäude soll im Wohnbereich umgebaut und im<text:s/>Ökonomiebereich ausgebaut werden.</text:p>
      <text:p text:style-name="KeinLeerraum"/>
      <text:p text:style-name="P2">Wohnteil:</text:p>
      <text:list text:style-name="LFO1" text:continue-numbering="true">
        <text:list-item>
          <text:p text:style-name="P3">2 ausgebaute Geschosse (EG u. OG)</text:p>
        </text:list-item>
        <text:list-item>
          <text:p text:style-name="P4">Speicher über 2 Ebenen</text:p>
        </text:list-item>
        <text:list-item>
          <text:p text:style-name="P5">Teilunterkellerung, von aussen (Südseite) zugänglich</text:p>
        </text:list-item>
        <text:list-item>
          <text:p text:style-name="P6">Erdgeschoss: Eingangsflur, Treppenhaus, Schmutzschleuse zum Stall hin, 3 Zimmer, Küche, Bad</text:p>
        </text:list-item>
        <text:list-item>
          <text:p text:style-name="P7">Obergeschoss: 2 Zimmer, Wohn-Essküche, Bad, Flur, Treppenhaus, Abstellraum</text:p>
        </text:list-item>
        <text:list-item>
          <text:p text:style-name="P8">Dachgeschoss: Speicher über 2 Ebenen m. Räucherkammer</text:p>
        </text:list-item>
      </text:list>
      <text:p text:style-name="P9"/>
      <text:p text:style-name="P10">Ökonomieteil:</text:p>
      <text:list text:style-name="LFO1" text:continue-numbering="true">
        <text:list-item>
          <text:p text:style-name="P11">Erdgeschoss: Stall u. Werkstatt</text:p>
        </text:list-item>
        <text:list-item>
          <text:p text:style-name="P12">Obergeschoss: Hocheinfahrt mit Tenne u. Heulager</text:p>
        </text:list-item>
        <text:list-item>
          <text:p text:style-name="P13">Dachgeschoss: Heulager</text:p>
        </text:list-item>
      </text:list>
      <text:p text:style-name="KeinLeerraum"/>
      <text:p text:style-name="KeinLeerraum">Die angebauten Schuppen in Holzbauweise u. die Fertiggarage werden abgerissen.</text:p>
      <text:p text:style-name="KeinLeerraum">Wichtig ist die Aufnahme der Holzkonstruktion im Ökonomieteil und im Speicher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einLeerraum" style:display-name="Kein Leerraum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/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MLaws</meta:initial-creator>
    <dc:creator>MLaws</dc:creator>
    <meta:creation-date>2020-01-30T17:30:00Z</meta:creation-date>
    <dc:date>2020-01-30T17:30:00Z</dc:date>
    <meta:template xlink:href="Normal" xlink:type="simple"/>
    <meta:editing-cycles>2</meta:editing-cycles>
    <meta:editing-duration>PT0S</meta:editing-duration>
    <meta:document-statistic meta:page-count="1" meta:paragraph-count="1" meta:word-count="114" meta:character-count="836" meta:row-count="6" meta:non-whitespace-character-count="723"/>
  </office:meta>
</office:document-meta>
</file>